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5c4" officeooo:paragraph-rsid="0018f5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</text:p>
      <text:p text:style-name="P1"/>
      <text:p text:style-name="P1"><text:tab/>1-Cadastro de todos os clientes de ordem alfabética.</text:p>
      <text:p text:style-name="P1"><text:tab/>2-data e hora do check-in feito pelo cliente “Joao”.</text:p>
      <text:p text:style-name="P1"><text:tab/>2-data e hora do check-out feito pelo cliente “Joao”.</text:p>
      <text:p text:style-name="P1"><text:tab/>3-Local de origem de uma hospede.</text:p>
      <text:p text:style-name="P1"><text:tab/>4-numero de quarto de um hospede;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00:08:23.990584993</meta:creation-date>
    <dc:date>2017-07-20T00:16:38.786934475</dc:date>
    <meta:editing-duration>PT8M15S</meta:editing-duration>
    <meta:editing-cycles>1</meta:editing-cycles>
    <meta:document-statistic meta:table-count="0" meta:image-count="0" meta:object-count="0" meta:page-count="1" meta:paragraph-count="7" meta:word-count="39" meta:character-count="238" meta:non-whitespace-character-count="199"/>
    <meta:generator>LibreOffice/5.1.6.2$Linux_X86_64 LibreOffice_project/10m0$Build-2</meta:generator>
  </office:meta>
</office:document-meta>
</file>